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 draw:shadow-offset-x="0.305cm" draw:shadow-offset-y="0.305cm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>
      <style:graphic-properties draw:fill="none" draw:textarea-horizontal-align="center" draw:textarea-vertical-align="middle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286cm" svg:height="2.54cm" svg:x="16.875cm" svg:y="6.08cm">
          <text:p/>
        </draw:rect>
        <draw:circle draw:style-name="gr2" draw:text-style-name="P2" draw:layer="layout" svg:width="0.217cm" svg:height="0.217cm" svg:x="18.799cm" svg:y="6.244cm">
          <text:p/>
        </draw:circle>
        <draw:circle draw:style-name="gr3" draw:text-style-name="P2" draw:layer="layout" svg:width="0.217cm" svg:height="0.217cm" svg:x="17.039cm" svg:y="8.258cm">
          <text:p/>
        </draw:circle>
        <draw:circle draw:style-name="gr4" draw:text-style-name="P2" draw:layer="layout" svg:width="0.217cm" svg:height="0.217cm" svg:x="17.039cm" svg:y="6.244cm">
          <text:p/>
        </draw:circle>
        <draw:circle draw:style-name="gr5" draw:text-style-name="P2" draw:layer="layout" svg:width="0.217cm" svg:height="0.217cm" svg:x="18.817cm" svg:y="8.276cm">
          <text:p/>
        </draw:circle>
        <draw:rect draw:style-name="gr1" draw:text-style-name="P1" draw:layer="layout" svg:width="6.096cm" svg:height="5.334cm" svg:x="9.89cm" svg:y="10.779cm">
          <text:p/>
        </draw:rect>
        <draw:rect draw:style-name="gr1" draw:text-style-name="P1" draw:layer="layout" svg:width="0.635cm" svg:height="0.254cm" svg:x="10.843cm" svg:y="10.398cm" draw:corner-radius="0.102cm">
          <text:p/>
        </draw:rect>
        <draw:rect draw:style-name="gr1" draw:text-style-name="P1" draw:layer="layout" svg:width="0.635cm" svg:height="0.254cm" svg:x="14.399cm" svg:y="10.398cm" draw:corner-radius="0.102cm">
          <text:p/>
        </draw:rect>
        <draw:rect draw:style-name="gr1" draw:text-style-name="P1" draw:layer="layout" svg:width="0.635cm" svg:height="0.254cm" svg:x="10.843cm" svg:y="16.24cm" draw:corner-radius="0.102cm">
          <text:p/>
        </draw:rect>
        <draw:rect draw:style-name="gr1" draw:text-style-name="P1" draw:layer="layout" svg:width="0.635cm" svg:height="0.254cm" svg:x="14.399cm" svg:y="16.24cm" draw:corner-radius="0.102cm">
          <text:p/>
        </draw:rect>
        <draw:rect draw:style-name="gr1" draw:text-style-name="P1" draw:layer="layout" svg:width="2.54cm" svg:height="3.176cm" svg:x="17.256cm" svg:y="9.889cm">
          <text:p/>
        </draw:rect>
        <draw:circle draw:style-name="gr6" draw:text-style-name="P2" draw:layer="layout" svg:width="0.217cm" svg:height="0.217cm" svg:x="17.402cm" svg:y="12.703cm">
          <text:p/>
        </draw:circle>
        <draw:circle draw:style-name="gr7" draw:text-style-name="P2" draw:layer="layout" svg:width="0.217cm" svg:height="0.217cm" svg:x="19.434cm" svg:y="12.703cm">
          <text:p/>
        </draw:circle>
        <draw:circle draw:style-name="gr8" draw:text-style-name="P2" draw:layer="layout" svg:width="0.217cm" svg:height="0.217cm" svg:x="19.434cm" svg:y="10.036cm">
          <text:p/>
        </draw:circle>
        <draw:circle draw:style-name="gr9" draw:text-style-name="P2" draw:layer="layout" svg:width="0.217cm" svg:height="0.217cm" svg:x="17.402cm" svg:y="10.036cm">
          <text:p/>
        </draw:circle>
        <draw:rect draw:style-name="gr1" draw:text-style-name="P1" draw:layer="layout" svg:width="2.54cm" svg:height="3.176cm" svg:x="6.08cm" svg:y="9.889cm">
          <text:p/>
        </draw:rect>
        <draw:circle draw:style-name="gr10" draw:text-style-name="P2" draw:layer="layout" svg:width="0.217cm" svg:height="0.217cm" svg:x="6.226cm" svg:y="12.703cm">
          <text:p/>
        </draw:circle>
        <draw:circle draw:style-name="gr11" draw:text-style-name="P2" draw:layer="layout" svg:width="0.217cm" svg:height="0.217cm" svg:x="8.258cm" svg:y="12.703cm">
          <text:p/>
        </draw:circle>
        <draw:circle draw:style-name="gr12" draw:text-style-name="P2" draw:layer="layout" svg:width="0.217cm" svg:height="0.217cm" svg:x="8.258cm" svg:y="10.036cm">
          <text:p/>
        </draw:circle>
        <draw:circle draw:style-name="gr13" draw:text-style-name="P2" draw:layer="layout" svg:width="0.217cm" svg:height="0.217cm" svg:x="6.226cm" svg:y="10.036cm">
          <text:p/>
        </draw:circle>
        <draw:circle draw:style-name="gr14" draw:text-style-name="P2" draw:layer="layout" svg:width="0.217cm" svg:height="0.217cm" svg:x="9.147cm" svg:y="9.8cm">
          <text:p/>
        </draw:circle>
        <draw:rect draw:style-name="gr15" draw:text-style-name="P1" draw:layer="layout" svg:width="1.27cm" svg:height="1.27cm" svg:x="7.985cm" svg:y="8.638cm">
          <text:p/>
        </draw:rect>
        <draw:circle draw:style-name="gr16" draw:text-style-name="P2" draw:layer="layout" svg:width="0.217cm" svg:height="0.217cm" svg:x="16.513cm" svg:y="9.782cm">
          <text:p/>
        </draw:circle>
        <draw:rect draw:style-name="gr15" draw:text-style-name="P1" draw:layer="layout" svg:width="1.27cm" svg:height="1.27cm" svg:x="15.351cm" svg:y="8.62cm">
          <text:p/>
        </draw:rect>
        <draw:circle draw:style-name="gr17" draw:text-style-name="P2" draw:layer="layout" svg:width="0.217cm" svg:height="0.217cm" svg:x="16.531cm" svg:y="14.862cm">
          <text:p/>
        </draw:circle>
        <draw:rect draw:style-name="gr15" draw:text-style-name="P1" draw:layer="layout" svg:width="1.27cm" svg:height="1.27cm" svg:x="15.369cm" svg:y="13.7cm">
          <text:p/>
        </draw:rect>
        <draw:circle draw:style-name="gr18" draw:text-style-name="P2" draw:layer="layout" svg:width="0.217cm" svg:height="0.217cm" svg:x="9.147cm" svg:y="14.862cm">
          <text:p/>
        </draw:circle>
        <draw:rect draw:style-name="gr15" draw:text-style-name="P1" draw:layer="layout" svg:width="1.27cm" svg:height="1.27cm" svg:x="7.985cm" svg:y="13.7cm">
          <text:p/>
        </draw:rect>
        <draw:circle draw:style-name="gr19" draw:text-style-name="P2" draw:layer="layout" svg:width="0.217cm" svg:height="0.217cm" svg:x="16.005cm" svg:y="5.972cm">
          <text:p/>
        </draw:circle>
        <draw:rect draw:style-name="gr15" draw:text-style-name="P1" draw:layer="layout" svg:width="1.27cm" svg:height="1.27cm" svg:x="14.843cm" svg:y="4.81cm">
          <text:p/>
        </draw:rect>
        <draw:rect draw:style-name="gr15" draw:text-style-name="P1" draw:layer="layout" svg:width="1.27cm" svg:height="1.27cm" svg:x="4.175cm" svg:y="3.54cm">
          <text:p/>
        </draw:rect>
        <draw:rect draw:style-name="gr1" draw:text-style-name="P1" draw:layer="layout" svg:width="8.636cm" svg:height="3.302cm" svg:x="6.715cm" svg:y="5.699cm">
          <text:p/>
        </draw:rect>
        <draw:circle draw:style-name="gr20" draw:text-style-name="P2" draw:layer="layout" svg:width="0.217cm" svg:height="0.217cm" svg:x="14.989cm" svg:y="7.26cm">
          <text:p/>
        </draw:circle>
        <draw:rect draw:style-name="gr15" draw:text-style-name="P1" draw:layer="layout" svg:width="1.27cm" svg:height="1.27cm" svg:x="13.827cm" svg:y="6.098cm">
          <text:p/>
        </draw:rect>
        <draw:circle draw:style-name="gr21" draw:text-style-name="P2" draw:layer="layout" svg:width="0.217cm" svg:height="0.217cm" svg:x="7.115cm" svg:y="8.403cm">
          <text:p/>
        </draw:circle>
        <draw:rect draw:style-name="gr15" draw:text-style-name="P1" draw:layer="layout" svg:width="1.27cm" svg:height="1.27cm" svg:x="5.953cm" svg:y="7.241cm">
          <text:p/>
        </draw:rect>
        <draw:circle draw:style-name="gr22" draw:text-style-name="P2" draw:layer="layout" svg:width="0.217cm" svg:height="0.217cm" svg:x="7.115cm" svg:y="6.099cm">
          <text:p/>
        </draw:circle>
        <draw:rect draw:style-name="gr15" draw:text-style-name="P1" draw:layer="layout" svg:width="1.27cm" svg:height="1.27cm" svg:x="5.953cm" svg:y="4.937cm">
          <text:p/>
        </draw:rect>
        <draw:circle draw:style-name="gr23" draw:text-style-name="P2" draw:layer="layout" svg:width="0.217cm" svg:height="0.217cm" svg:x="9.401cm" svg:y="7.242cm">
          <text:p/>
        </draw:circle>
        <draw:rect draw:style-name="gr15" draw:text-style-name="P1" draw:layer="layout" svg:width="1.27cm" svg:height="1.27cm" svg:x="8.239cm" svg:y="6.08cm">
          <text:p/>
        </draw:rect>
      </draw:page>
      <draw:page draw:name="page2" draw:style-name="dp1" draw:master-page-name="Default">
        <draw:rect draw:style-name="gr1" draw:text-style-name="P1" draw:layer="layout" svg:width="2.286cm" svg:height="2.54cm" svg:x="16.875cm" svg:y="6.08cm">
          <text:p/>
        </draw:rect>
        <draw:circle draw:style-name="gr24" draw:text-style-name="P2" draw:layer="layout" svg:width="0.217cm" svg:height="0.217cm" svg:x="18.799cm" svg:y="6.244cm">
          <text:p/>
        </draw:circle>
        <draw:circle draw:style-name="gr25" draw:text-style-name="P2" draw:layer="layout" svg:width="0.217cm" svg:height="0.217cm" svg:x="17.039cm" svg:y="8.258cm">
          <text:p/>
        </draw:circle>
        <draw:circle draw:style-name="gr26" draw:text-style-name="P2" draw:layer="layout" svg:width="0.217cm" svg:height="0.217cm" svg:x="17.039cm" svg:y="6.244cm">
          <text:p/>
        </draw:circle>
        <draw:circle draw:style-name="gr27" draw:text-style-name="P2" draw:layer="layout" svg:width="0.217cm" svg:height="0.217cm" svg:x="18.817cm" svg:y="8.276cm">
          <text:p/>
        </draw:circle>
        <draw:rect draw:style-name="gr1" draw:text-style-name="P1" draw:layer="layout" svg:width="6.096cm" svg:height="5.334cm" svg:x="9.89cm" svg:y="10.779cm">
          <text:p/>
        </draw:rect>
        <draw:rect draw:style-name="gr1" draw:text-style-name="P1" draw:layer="layout" svg:width="0.635cm" svg:height="0.254cm" svg:x="10.843cm" svg:y="10.398cm" draw:corner-radius="0.102cm">
          <text:p/>
        </draw:rect>
        <draw:rect draw:style-name="gr1" draw:text-style-name="P1" draw:layer="layout" svg:width="0.635cm" svg:height="0.254cm" svg:x="14.399cm" svg:y="10.398cm" draw:corner-radius="0.102cm">
          <text:p/>
        </draw:rect>
        <draw:rect draw:style-name="gr1" draw:text-style-name="P1" draw:layer="layout" svg:width="0.635cm" svg:height="0.254cm" svg:x="10.843cm" svg:y="16.24cm" draw:corner-radius="0.102cm">
          <text:p/>
        </draw:rect>
        <draw:rect draw:style-name="gr1" draw:text-style-name="P1" draw:layer="layout" svg:width="0.635cm" svg:height="0.254cm" svg:x="14.399cm" svg:y="16.24cm" draw:corner-radius="0.102cm">
          <text:p/>
        </draw:rect>
        <draw:rect draw:style-name="gr1" draw:text-style-name="P1" draw:layer="layout" svg:width="2.54cm" svg:height="3.176cm" svg:x="17.256cm" svg:y="9.889cm">
          <text:p/>
        </draw:rect>
        <draw:circle draw:style-name="gr28" draw:text-style-name="P2" draw:layer="layout" svg:width="0.217cm" svg:height="0.217cm" svg:x="17.402cm" svg:y="12.703cm">
          <text:p/>
        </draw:circle>
        <draw:circle draw:style-name="gr29" draw:text-style-name="P2" draw:layer="layout" svg:width="0.217cm" svg:height="0.217cm" svg:x="19.434cm" svg:y="12.703cm">
          <text:p/>
        </draw:circle>
        <draw:circle draw:style-name="gr30" draw:text-style-name="P2" draw:layer="layout" svg:width="0.217cm" svg:height="0.217cm" svg:x="19.434cm" svg:y="10.036cm">
          <text:p/>
        </draw:circle>
        <draw:circle draw:style-name="gr31" draw:text-style-name="P2" draw:layer="layout" svg:width="0.217cm" svg:height="0.217cm" svg:x="17.402cm" svg:y="10.036cm">
          <text:p/>
        </draw:circle>
        <draw:rect draw:style-name="gr1" draw:text-style-name="P1" draw:layer="layout" svg:width="2.54cm" svg:height="3.176cm" svg:x="6.08cm" svg:y="9.889cm">
          <text:p/>
        </draw:rect>
        <draw:circle draw:style-name="gr32" draw:text-style-name="P2" draw:layer="layout" svg:width="0.217cm" svg:height="0.217cm" svg:x="6.226cm" svg:y="12.703cm">
          <text:p/>
        </draw:circle>
        <draw:circle draw:style-name="gr33" draw:text-style-name="P2" draw:layer="layout" svg:width="0.217cm" svg:height="0.217cm" svg:x="8.258cm" svg:y="12.703cm">
          <text:p/>
        </draw:circle>
        <draw:circle draw:style-name="gr34" draw:text-style-name="P2" draw:layer="layout" svg:width="0.217cm" svg:height="0.217cm" svg:x="8.258cm" svg:y="10.036cm">
          <text:p/>
        </draw:circle>
        <draw:circle draw:style-name="gr35" draw:text-style-name="P2" draw:layer="layout" svg:width="0.217cm" svg:height="0.217cm" svg:x="6.226cm" svg:y="10.036cm">
          <text:p/>
        </draw:circle>
        <draw:circle draw:style-name="gr36" draw:text-style-name="P2" draw:layer="layout" svg:width="0.217cm" svg:height="0.217cm" svg:x="9.147cm" svg:y="9.8cm">
          <text:p/>
        </draw:circle>
        <draw:circle draw:style-name="gr37" draw:text-style-name="P2" draw:layer="layout" svg:width="0.217cm" svg:height="0.217cm" svg:x="16.513cm" svg:y="9.782cm">
          <text:p/>
        </draw:circle>
        <draw:circle draw:style-name="gr38" draw:text-style-name="P2" draw:layer="layout" svg:width="0.217cm" svg:height="0.217cm" svg:x="16.531cm" svg:y="14.862cm">
          <text:p/>
        </draw:circle>
        <draw:circle draw:style-name="gr39" draw:text-style-name="P2" draw:layer="layout" svg:width="0.217cm" svg:height="0.217cm" svg:x="9.147cm" svg:y="14.862cm">
          <text:p/>
        </draw:circle>
        <draw:circle draw:style-name="gr40" draw:text-style-name="P2" draw:layer="layout" svg:width="0.217cm" svg:height="0.217cm" svg:x="5.99cm" svg:y="18.69cm">
          <text:p/>
        </draw:circle>
        <draw:rect draw:style-name="gr41" draw:text-style-name="P1" draw:layer="layout" svg:width="16.256cm" svg:height="16.51cm" svg:x="4.81cm" svg:y="4.81cm" draw:corner-radius="1.27cm">
          <text:p/>
        </draw:rect>
        <draw:circle draw:style-name="gr41" draw:text-style-name="P1" draw:layer="layout" svg:width="2.286cm" svg:height="2.286cm" svg:x="7.477cm" svg:y="16.367cm">
          <text:p/>
        </draw:circle>
        <draw:circle draw:style-name="gr41" draw:text-style-name="P1" draw:layer="layout" svg:width="2.286cm" svg:height="2.286cm" svg:x="16.113cm" svg:y="16.367cm">
          <text:p/>
        </draw:circle>
        <draw:circle draw:style-name="gr41" draw:text-style-name="P1" draw:layer="layout" svg:width="2.667cm" svg:height="2.667cm" svg:x="6.715cm" svg:y="18.653cm">
          <text:p/>
        </draw:circle>
        <draw:circle draw:style-name="gr41" draw:text-style-name="P1" draw:layer="layout" svg:width="2.667cm" svg:height="2.667cm" svg:x="16.494cm" svg:y="18.653cm">
          <text:p/>
        </draw:circle>
        <draw:rect draw:style-name="gr41" draw:text-style-name="P1" draw:layer="layout" svg:width="7.366cm" svg:height="2.667cm" svg:x="9.255cm" svg:y="14.589cm" draw:corner-radius="1.27cm">
          <text:p/>
        </draw:rect>
        <draw:circle draw:style-name="gr42" draw:text-style-name="P2" draw:layer="layout" svg:width="0.217cm" svg:height="0.217cm" svg:x="5.99cm" svg:y="14.88cm">
          <text:p/>
        </draw:circle>
        <draw:circle draw:style-name="gr43" draw:text-style-name="P2" draw:layer="layout" svg:width="0.217cm" svg:height="0.217cm" svg:x="19.669cm" svg:y="18.672cm">
          <text:p/>
        </draw:circle>
        <draw:circle draw:style-name="gr44" draw:text-style-name="P2" draw:layer="layout" svg:width="0.217cm" svg:height="0.217cm" svg:x="19.669cm" svg:y="14.862cm">
          <text:p/>
        </draw:circle>
        <draw:circle draw:style-name="gr45" draw:text-style-name="P2" draw:layer="layout" svg:width="0.217cm" svg:height="0.217cm" svg:x="5.972cm" svg:y="5.99cm">
          <text:p/>
        </draw:circle>
        <draw:circle draw:style-name="gr46" draw:text-style-name="P2" draw:layer="layout" svg:width="0.217cm" svg:height="0.217cm" svg:x="19.669cm" svg:y="5.99cm">
          <text:p/>
        </draw:circle>
        <draw:rect draw:style-name="gr1" draw:text-style-name="P1" draw:layer="layout" svg:width="8.636cm" svg:height="3.302cm" svg:x="6.715cm" svg:y="5.699cm">
          <text:p/>
        </draw:rect>
        <draw:circle draw:style-name="gr47" draw:text-style-name="P2" draw:layer="layout" svg:width="0.217cm" svg:height="0.217cm" svg:x="14.989cm" svg:y="7.26cm">
          <text:p/>
        </draw:circle>
        <draw:circle draw:style-name="gr48" draw:text-style-name="P2" draw:layer="layout" svg:width="0.217cm" svg:height="0.217cm" svg:x="7.115cm" svg:y="8.403cm">
          <text:p/>
        </draw:circle>
        <draw:circle draw:style-name="gr49" draw:text-style-name="P2" draw:layer="layout" svg:width="0.217cm" svg:height="0.217cm" svg:x="7.115cm" svg:y="6.099cm">
          <text:p/>
        </draw:circle>
        <draw:circle draw:style-name="gr50" draw:text-style-name="P2" draw:layer="layout" svg:width="0.217cm" svg:height="0.217cm" svg:x="9.401cm" svg:y="7.242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3H15M53S</meta:editing-duration>
    <meta:editing-cycles>4</meta:editing-cycles>
    <meta:generator>OpenOffice.org/3.3$Win32 OpenOffice.org_project/330m20$Build-9567</meta:generator>
    <dc:date>2016-06-13T13:13:38.99</dc:date>
    <dc:creator>Marshall Taylor</dc:creator>
    <meta:printed-by>Marshall Taylor</meta:printed-by>
    <meta:print-date>2016-06-13T11:40:31.66</meta:print-date>
    <meta:document-statistic meta:object-count="81"/>
  </office:meta>
</office:document-meta>
</file>